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78in"/>
    </style:style>
    <style:style style:name="co3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r_code</text:p>
          </table:table-cell>
          <table:table-cell office:value-type="string" calcext:value-type="string">
            <text:p>err_desc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Before connecting to a new server, you need to close your connection to the server you are already connected to.</text:p>
          </table:table-cell>
          <table:table-cell office:value-type="string" calcext:value-type="string">
            <text:p>connect_server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There is no connection to any server.</text:p>
          </table:table-cell>
          <table:table-cell office:value-type="string" calcext:value-type="string">
            <text:p>get_file_info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The file named {file_name} is not found on the server. Please make sure you are requesting the correct file.</text:p>
          </table:table-cell>
          <table:table-cell office:value-type="string" calcext:value-type="string">
            <text:p>get_file_info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To get file information, you must first connect to a server.</text:p>
          </table:table-cell>
          <table:table-cell office:value-type="string" calcext:value-type="string">
            <text:p>get_files_info</text:p>
          </table:table-cell>
          <table:table-cell table:number-columns-repeated="1637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You are not already connected to a server.</text:p>
          </table:table-cell>
          <table:table-cell office:value-type="string" calcext:value-type="string">
            <text:p>exit_from_server</text:p>
          </table:table-cell>
          <table:table-cell table:number-columns-repeated="16379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7:28:49.682944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3:49:20.550592114</meta:creation-date>
    <meta:generator>LibreOffice/24.8.2.1$Linux_X86_64 LibreOffice_project/0f794b6e29741098670a3b95d60478a65d05ef13</meta:generator>
    <dc:date>2024-12-08T17:42:46.517213438</dc:date>
    <meta:editing-duration>PT24M43S</meta:editing-duration>
    <meta:editing-cycles>4</meta:editing-cycles>
    <meta:document-statistic meta:table-count="1" meta:cell-count="30" meta:object-count="0"/>
  </office:meta>
</office:document-meta>
</file>